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E1000001217377CCE67ECA8A42.png" manifest:media-type="image/png"/>
  <manifest:file-entry manifest:full-path="Pictures/2000000200000169000000D99F3EA97BFD720EBF.eps" manifest:media-type="image/x-ep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2.735cm" svg:height="7.655cm" draw:z-index="0"><draw:image xlink:href="Pictures/2000000200000169000000D99F3EA97BFD720EBF.eps" xlink:type="simple" xlink:show="embed" xlink:actuate="onLoad" loext:mime-type="image/x-svm"/><draw:image xlink:href="Pictures/10000200000001E1000001217377CCE67ECA8A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1:56:27.526817072</meta:creation-date>
    <dc:date>2018-09-19T11:57:09.014105373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6.2.0.0.alpha0$Linux_X86_64 LibreOffice_project/9957360a79726fb8ca3cbbddf81a9565e91238e6</meta:generator>
  </office:meta>
</office:document-meta>
</file>